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1" svg:font-family="'Helvetica Neue'"/>
    <style:font-face style:name="Helvetica Neue" svg:font-family="'Helvetica Neue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2.943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2cm" fo:min-width="2.723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3.025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cm" fo:min-width="5.097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1.487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2.464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1.761cm" fo:min-width="1.414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4.844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5cm" fo:min-width="5.09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29cm" fo:min-width="4.794cm" fo:padding-top="0.254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2cm" fo:min-width="5.505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4.041cm" fo:min-width="0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normal" style:text-underline-style="none" fo:font-weight="normal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italic" style:text-underline-style="none" fo:font-weight="normal" style:font-name-asian="Helvetica Neue1" style:font-size-asian="14pt" style:font-style-asian="italic" style:font-weight-asian="normal" style:font-name-complex="Helvetica Neue1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Google Shape;144;p28" draw:style-name="gr1" draw:text-style-name="P2" draw:layer="layout" svg:width="3.45cm" svg:height="1.036cm" svg:x="1.7cm" svg:y="6.864cm">
          <text:p text:style-name="P1"><text:span text:style-name="T1">FIP 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8" draw:style-name="gr2" draw:text-style-name="P2" draw:layer="layout" svg:width="3.23cm" svg:height="1.619cm" svg:x="10.75cm" svg:y="6.481cm">
          <text:p text:style-name="P1"><text:span text:style-name="T1">FIP Decla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8" draw:style-name="gr3" draw:text-style-name="P2" draw:layer="layout" svg:width="3.532cm" svg:height="1.036cm" svg:x="10.603cm" svg:y="3.416cm">
          <text:p text:style-name="P1"><text:span text:style-name="T1">Commu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8" draw:style-name="gr4" draw:text-style-name="P3" draw:layer="layout" svg:width="5.597cm" svg:height="0.001cm" draw:transform="rotate (-3.14159265358979) translate (10.741cm 7.46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8;p28" draw:style-name="gr5" draw:text-style-name="P3" draw:layer="layout" svg:width="0.017cm" svg:height="1.737cm" draw:transform="rotate (-3.14159265358979) translate (12.388cm 6.19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28" draw:style-name="gr6" draw:text-style-name="P2" draw:layer="layout" svg:width="2.971cm" svg:height="1.036cm" svg:x="15.35cm" svg:y="9.914cm">
          <text:p text:style-name="P1"><text:span text:style-name="T1">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8" draw:style-name="gr7" draw:text-style-name="P3" draw:layer="layout" svg:width="1.914cm" svg:height="2.011cm" svg:x="13.786cm" svg:y="8.0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28" draw:style-name="gr8" draw:text-style-name="P5" draw:layer="layout" svg:width="5.351cm" svg:height="1.036cm" svg:x="12.356cm" svg:y="5.036cm">
          <text:p text:style-name="P4"><text:span text:style-name="T2">declared-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8" draw:style-name="gr9" draw:text-style-name="P2" draw:layer="layout" svg:width="5.597cm" svg:height="1.152cm" svg:x="5.266cm" svg:y="7.356cm">
          <text:p text:style-name="P1"><text:span text:style-name="T2">refers-to-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8" draw:style-name="gr10" draw:text-style-name="P5" draw:layer="layout" svg:width="5.301cm" svg:height="1.436cm" svg:x="14.699cm" svg:y="8.15cm">
          <text:p text:style-name="P4"><text:span text:style-name="T2">chosen-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8" draw:style-name="gr11" draw:text-style-name="P2" draw:layer="layout" svg:width="6.012cm" svg:height="1.619cm" svg:x="1.1cm" svg:y="0.231cm">
          <text:p text:style-name="P1"><text:span text:style-name="T1">FAIR Guiding Principles</text:span></text:p>
          <text:p text:style-name="P1"><text:span text:style-name="T1">(and Sub-Principl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8" draw:style-name="gr12" draw:text-style-name="P3" draw:layer="layout" svg:width="0.127cm" svg:height="4.291cm" draw:transform="rotate (-3.14159265358979) translate (4.099cm 6.1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8;p28" draw:style-name="gr8" draw:text-style-name="P5" draw:layer="layout" svg:width="5.351cm" svg:height="1.036cm" svg:x="4.1cm" svg:y="3.764cm">
          <text:p text:style-name="P4"><text:span text:style-name="T2">refers-to-princ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1" svg:font-family="'Helvetica Neue'"/>
    <style:font-face style:name="Helvetica Neue" svg:font-family="'Helvetica Neue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bias Kuhn</meta:initial-creator>
    <meta:creation-date>2019-07-25T08:43:18.850052344</meta:creation-date>
    <dc:date>2020-09-22T14:25:00.302666629</dc:date>
    <dc:creator>Tobias Kuhn</dc:creator>
    <meta:editing-duration>PT14M31S</meta:editing-duration>
    <meta:editing-cycles>8</meta:editing-cycles>
    <meta:generator>LibreOffice/6.4.5.2$Linux_X86_64 LibreOffice_project/40$Build-2</meta:generator>
    <meta:document-statistic meta:object-count="13"/>
  </office:meta>
</office:document-meta>
</file>